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415000001E9FF525CCA895296D0.png" manifest:media-type="image/png"/>
  <manifest:file-entry manifest:full-path="Pictures/100002010000040F000001D9CFF9CA0927FF0A6C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5cm" svg:stroke-color="#000000" draw:marker-start-width="0.29cm" draw:marker-end-width="0.2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7.489cm" svg:height="12.514cm" svg:x="0.25cm" svg:y="0.2cm">
          <draw:image xlink:href="Pictures/100002010000040F000001D9CFF9CA0927FF0A6C.png" xlink:type="simple" xlink:show="embed" xlink:actuate="onLoad" loext:mime-type="image/png">
            <text:p/>
          </draw:image>
        </draw:frame>
        <draw:frame draw:style-name="gr1" draw:text-style-name="P1" draw:layer="layout" svg:width="27.648cm" svg:height="12.937cm" svg:x="9.811cm" svg:y="7.597cm">
          <draw:image xlink:href="Pictures/1000020100000415000001E9FF525CCA895296D0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7.7cm" fo:page-height="2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Tobias Kuhn</meta:initial-creator>
    <meta:creation-date>2020-04-06T16:22:13.179114398</meta:creation-date>
    <dc:date>2020-04-06T16:26:35.288219459</dc:date>
    <dc:creator>Tobias Kuhn</dc:creator>
    <meta:editing-duration>PT4M1S</meta:editing-duration>
    <meta:editing-cycles>3</meta:editing-cycles>
    <meta:generator>LibreOffice/6.3.5.2$Linux_X86_64 LibreOffice_project/30$Build-2</meta:generator>
    <meta:document-statistic meta:object-count="2"/>
  </office:meta>
</office:document-meta>
</file>